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fo:border="0.06pt solid #000000"/>
    </style:style>
    <style:style style:name="ce2" style:family="table-cell" style:parent-style-name="Default" style:data-style-name="N121">
      <style:table-cell-properties fo:background-color="#ff0000" fo:border="0.06pt solid #000000"/>
    </style:style>
    <style:style style:name="ce3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8" table:default-cell-style-name="ce3"/>
        <table:table-row table:style-name="ro1">
          <table:table-cell table:style-name="Default" table:number-columns-repeated="49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30539" calcext:value-type="float">
            <text:p>0.305390</text:p>
          </table:table-cell>
          <table:table-cell office:value-type="float" office:value="0.92358" calcext:value-type="float">
            <text:p>0.923580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0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0</text:p>
          </table:table-cell>
          <table:table-cell office:value-type="float" office:value="0.91344" calcext:value-type="float">
            <text:p>0.913440</text:p>
          </table:table-cell>
          <table:table-cell office:value-type="float" office:value="0.94203" calcext:value-type="float">
            <text:p>0.942030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0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0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.339649" calcext:value-type="float">
            <text:p>0.339649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0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0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0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0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.362951" calcext:value-type="float">
            <text:p>0.362951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0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0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0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.283277" calcext:value-type="float">
            <text:p>0.283277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0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0</text:p>
          </table:table-cell>
          <table:table-cell table:style-name="ce2" office:value-type="float" office:value="0.296981" calcext:value-type="float">
            <text:p>0.296981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00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0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0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0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.353735" calcext:value-type="float">
            <text:p>0.353735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0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0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0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0</text:p>
          </table:table-cell>
          <table:table-cell office:value-type="float" office:value="0.86786" calcext:value-type="float">
            <text:p>0.867860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0</text:p>
          </table:table-cell>
          <table:table-cell office:value-type="float" office:value="0.92714" calcext:value-type="float">
            <text:p>0.927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table:style-name="ce2"/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table:style-name="ce2"/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style-name="ce2"/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  <table:table-cell table:style-name="ce2"/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  <table:table-cell table:style-name="ce2"/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table:style-name="ce2"/>
          <table:table-cell table:number-columns-repeated="3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  <table:table-cell table:style-name="ce2"/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  <table:table-cell table:style-name="ce2"/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/>
          <table:table-cell table:style-name="ce2"/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/>
          <table:table-cell table:style-name="ce2"/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table:style-name="ce2"/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  <table:table-cell table:style-name="ce2"/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  <table:table-cell table:style-name="ce2"/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3"/>
          <table:table-cell table:style-name="ce2"/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"/>
          <table:table-cell table:style-name="ce2"/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style-name="ce2"/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6"/>
          <table:table-cell table:style-name="ce2"/>
          <table:table-cell table:number-columns-repeated="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7"/>
          <table:table-cell table:style-name="ce2"/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  <table:table-cell table:style-name="ce2"/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9"/>
          <table:table-cell table:style-name="ce2"/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0"/>
          <table:table-cell table:style-name="ce2"/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1"/>
          <table:table-cell table:style-name="ce2"/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2"/>
          <table:table-cell table:style-name="ce2"/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3"/>
          <table:table-cell table:style-name="ce2"/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4"/>
          <table:table-cell table:style-name="ce2"/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5"/>
          <table:table-cell table:style-name="ce2"/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6"/>
          <table:table-cell table:style-name="ce2"/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7"/>
          <table:table-cell table:style-name="ce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8"/>
          <table:table-cell table:style-name="ce2"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9"/>
          <table:table-cell table:style-name="ce2"/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0"/>
          <table:table-cell table:style-name="ce2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1"/>
          <table:table-cell table:style-name="ce2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2"/>
          <table:table-cell table:style-name="ce2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3"/>
          <table:table-cell table:style-name="ce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4"/>
          <table:table-cell table:style-name="ce2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5"/>
          <table:table-cell table:style-name="ce2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6"/>
          <table:table-cell table:style-name="ce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4:19:09.745012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3:12.109324129</meta:creation-date>
    <dc:date>2015-05-06T14:21:25.999383744</dc:date>
    <meta:editing-duration>PT1H9M15S</meta:editing-duration>
    <meta:editing-cycles>5</meta:editing-cycles>
    <meta:generator>LibreOffice/4.2.8.2$Linux_X86_64 LibreOffice_project/420m0$Build-2</meta:generator>
    <meta:document-statistic meta:table-count="1" meta:cell-count="384" meta:object-count="0"/>
  </office:meta>
</office:document-meta>
</file>